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ce1"/>
        <table:table-column table:style-name="co1" table:number-columns-repeated="3" table:default-cell-style-name="ce2"/>
        <table:table-row table:style-name="ro1">
          <table:table-cell office:value-type="float" office:value="285.881506" calcext:value-type="float">
            <text:p>285.881506</text:p>
          </table:table-cell>
          <table:table-cell office:value-type="float" office:value="251.0998827" calcext:value-type="float">
            <text:p>251.0998827</text:p>
          </table:table-cell>
          <table:table-cell office:value-type="float" office:value="187.3693473" calcext:value-type="float">
            <text:p>187.3693473</text:p>
          </table:table-cell>
          <table:table-cell office:value-type="float" office:value="137.3000213" calcext:value-type="float">
            <text:p>137.3000213</text:p>
          </table:table-cell>
          <table:table-cell office:value-type="float" office:value="100.5199445" calcext:value-type="float">
            <text:p>100.5199445</text:p>
          </table:table-cell>
          <table:table-cell office:value-type="float" office:value="77.03844923" calcext:value-type="float">
            <text:p>77.03844923</text:p>
          </table:table-cell>
          <table:table-cell office:value-type="float" office:value="50.81524637" calcext:value-type="float">
            <text:p>50.81524637</text:p>
          </table:table-cell>
          <table:table-cell office:value-type="float" office:value="28.11100149" calcext:value-type="float">
            <text:p>28.11100149</text:p>
          </table:table-cell>
          <table:table-cell office:value-type="float" office:value="12.06138012" calcext:value-type="float">
            <text:p>12.06138012</text:p>
          </table:table-cell>
          <table:table-cell table:number-columns-repeated="3"/>
        </table:table-row>
        <table:table-row table:style-name="ro1">
          <table:table-cell office:value-type="float" office:value="0.7482802664" calcext:value-type="float">
            <text:p>0.7482802664</text:p>
          </table:table-cell>
          <table:table-cell office:value-type="float" office:value="0.8396646683" calcext:value-type="float">
            <text:p>0.8396646683</text:p>
          </table:table-cell>
          <table:table-cell office:value-type="float" office:value="1.281125567" calcext:value-type="float">
            <text:p>1.281125567</text:p>
          </table:table-cell>
          <table:table-cell office:value-type="float" office:value="2.110758638" calcext:value-type="float">
            <text:p>2.110758638</text:p>
          </table:table-cell>
          <table:table-cell office:value-type="float" office:value="3.282952952" calcext:value-type="float">
            <text:p>3.282952952</text:p>
          </table:table-cell>
          <table:table-cell office:value-type="float" office:value="4.506911428" calcext:value-type="float">
            <text:p>4.506911428</text:p>
          </table:table-cell>
          <table:table-cell office:value-type="float" office:value="6.522725689" calcext:value-type="float">
            <text:p>6.522725689</text:p>
          </table:table-cell>
          <table:table-cell office:value-type="float" office:value="9.216242126" calcext:value-type="float">
            <text:p>9.216242126</text:p>
          </table:table-cell>
          <table:table-cell office:value-type="float" office:value="11.77313837" calcext:value-type="float">
            <text:p>11.77313837</text:p>
          </table:table-cell>
          <table:table-cell table:number-columns-repeated="3"/>
        </table:table-row>
        <table:table-row table:style-name="ro1" table:number-rows-repeated="2">
          <table:table-cell table:style-name="ce2" table:number-columns-repeated="9"/>
          <table:table-cell table:number-columns-repeated="3"/>
        </table:table-row>
        <table:table-row table:style-name="ro1">
          <table:table-cell office:value-type="float" office:value="282.71851" calcext:value-type="float">
            <text:p>282.71851</text:p>
          </table:table-cell>
          <table:table-cell office:value-type="float" office:value="260.0595936" calcext:value-type="float">
            <text:p>260.0595936</text:p>
          </table:table-cell>
          <table:table-cell office:value-type="float" office:value="240.9136359" calcext:value-type="float">
            <text:p>240.9136359</text:p>
          </table:table-cell>
          <table:table-cell office:value-type="float" office:value="215.8996374" calcext:value-type="float">
            <text:p>215.8996374</text:p>
          </table:table-cell>
          <table:table-cell office:value-type="float" office:value="175.6299328" calcext:value-type="float">
            <text:p>175.6299328</text:p>
          </table:table-cell>
          <table:table-cell office:value-type="float" office:value="115.3930247" calcext:value-type="float">
            <text:p>115.3930247</text:p>
          </table:table-cell>
          <table:table-cell office:value-type="float" office:value="82.52519731" calcext:value-type="float">
            <text:p>82.52519731</text:p>
          </table:table-cell>
          <table:table-cell office:value-type="float" office:value="63.34857615" calcext:value-type="float">
            <text:p>63.34857615</text:p>
          </table:table-cell>
          <table:table-cell office:value-type="float" office:value="15.9856282" calcext:value-type="float">
            <text:p>15.9856282</text:p>
          </table:table-cell>
          <table:table-cell table:style-name="ce1" office:value-type="float" office:value="32.03524957" calcext:value-type="float">
            <text:p>32.03524957</text:p>
          </table:table-cell>
          <table:table-cell table:style-name="ce1" office:value-type="float" office:value="47.30095456" calcext:value-type="float">
            <text:p>47.30095456</text:p>
          </table:table-cell>
          <table:table-cell table:style-name="ce1" office:value-type="float" office:value="12.46267065" calcext:value-type="float">
            <text:p>12.46267065</text:p>
          </table:table-cell>
        </table:table-row>
        <table:table-row table:style-name="ro1">
          <table:table-cell office:value-type="float" office:value="0.9838141425" calcext:value-type="float">
            <text:p>0.9838141425</text:p>
          </table:table-cell>
          <table:table-cell office:value-type="float" office:value="1.002890058" calcext:value-type="float">
            <text:p>1.002890058</text:p>
          </table:table-cell>
          <table:table-cell office:value-type="float" office:value="1.042158691" calcext:value-type="float">
            <text:p>1.042158691</text:p>
          </table:table-cell>
          <table:table-cell office:value-type="float" office:value="1.152710485" calcext:value-type="float">
            <text:p>1.152710485</text:p>
          </table:table-cell>
          <table:table-cell office:value-type="float" office:value="1.486718509" calcext:value-type="float">
            <text:p>1.486718509</text:p>
          </table:table-cell>
          <table:table-cell office:value-type="float" office:value="2.657796648" calcext:value-type="float">
            <text:p>2.657796648</text:p>
          </table:table-cell>
          <table:table-cell office:value-type="float" office:value="3.958970246" calcext:value-type="float">
            <text:p>3.958970246</text:p>
          </table:table-cell>
          <table:table-cell office:value-type="float" office:value="5.130690395" calcext:value-type="float">
            <text:p>5.130690395</text:p>
          </table:table-cell>
          <table:table-cell office:value-type="float" office:value="10.341784" calcext:value-type="float">
            <text:p>10.341784</text:p>
          </table:table-cell>
          <table:table-cell table:style-name="ce1" office:value-type="float" office:value="8.095750036" calcext:value-type="float">
            <text:p>8.095750036</text:p>
          </table:table-cell>
          <table:table-cell table:style-name="ce1" office:value-type="float" office:value="6.460393665" calcext:value-type="float">
            <text:p>6.460393665</text:p>
          </table:table-cell>
          <table:table-cell table:style-name="ce1" office:value-type="float" office:value="10.9026279" calcext:value-type="float">
            <text:p>10.9026279</text:p>
          </table:table-cell>
        </table:table-row>
        <table:table-row table:style-name="ro1" table:number-rows-repeated="2">
          <table:table-cell table:style-name="ce2" table:number-columns-repeated="9"/>
          <table:table-cell table:number-columns-repeated="3"/>
        </table:table-row>
        <table:table-row table:style-name="ro1">
          <table:table-cell office:value-type="float" office:value="286.903397" calcext:value-type="float">
            <text:p>286.903397</text:p>
          </table:table-cell>
          <table:table-cell office:value-type="float" office:value="267.7767705" calcext:value-type="float">
            <text:p>267.7767705</text:p>
          </table:table-cell>
          <table:table-cell office:value-type="float" office:value="236.5381026" calcext:value-type="float">
            <text:p>236.5381026</text:p>
          </table:table-cell>
          <table:table-cell office:value-type="float" office:value="197.8628946" calcext:value-type="float">
            <text:p>197.8628946</text:p>
          </table:table-cell>
          <table:table-cell office:value-type="float" office:value="172.8508959" calcext:value-type="float">
            <text:p>172.8508959</text:p>
          </table:table-cell>
          <table:table-cell office:value-type="float" office:value="134.5376493" calcext:value-type="float">
            <text:p>134.5376493</text:p>
          </table:table-cell>
          <table:table-cell office:value-type="float" office:value="120.8511092" calcext:value-type="float">
            <text:p>120.8511092</text:p>
          </table:table-cell>
          <table:table-cell office:value-type="float" office:value="86.43011412" calcext:value-type="float">
            <text:p>86.43011412</text:p>
          </table:table-cell>
          <table:table-cell office:value-type="float" office:value="42.6087884" calcext:value-type="float">
            <text:p>42.6087884</text:p>
          </table:table-cell>
          <table:table-cell table:style-name="ce1" office:value-type="float" office:value="12.47466937" calcext:value-type="float">
            <text:p>12.47466937</text:p>
          </table:table-cell>
          <table:table-cell table:number-columns-repeated="2"/>
        </table:table-row>
        <table:table-row table:style-name="ro1">
          <table:table-cell office:value-type="float" office:value="2.203962346" calcext:value-type="float">
            <text:p>2.203962346</text:p>
          </table:table-cell>
          <table:table-cell office:value-type="float" office:value="1.992589245" calcext:value-type="float">
            <text:p>1.992589245</text:p>
          </table:table-cell>
          <table:table-cell office:value-type="float" office:value="1.836418494" calcext:value-type="float">
            <text:p>1.836418494</text:p>
          </table:table-cell>
          <table:table-cell office:value-type="float" office:value="1.881035484" calcext:value-type="float">
            <text:p>1.881035484</text:p>
          </table:table-cell>
          <table:table-cell office:value-type="float" office:value="2.050822996" calcext:value-type="float">
            <text:p>2.050822996</text:p>
          </table:table-cell>
          <table:table-cell office:value-type="float" office:value="2.582327692" calcext:value-type="float">
            <text:p>2.582327692</text:p>
          </table:table-cell>
          <table:table-cell office:value-type="float" office:value="2.870006018" calcext:value-type="float">
            <text:p>2.870006018</text:p>
          </table:table-cell>
          <table:table-cell office:value-type="float" office:value="3.997167706" calcext:value-type="float">
            <text:p>3.997167706</text:p>
          </table:table-cell>
          <table:table-cell office:value-type="float" office:value="6.681199585" calcext:value-type="float">
            <text:p>6.681199585</text:p>
          </table:table-cell>
          <table:table-cell table:style-name="ce1" office:value-type="float" office:value="10" calcext:value-type="float">
            <text:p>10</text:p>
          </table:table-cell>
          <table:table-cell table:number-columns-repeated="2"/>
        </table:table-row>
        <table:table-row table:style-name="ro1" table:number-rows-repeated="2">
          <table:table-cell table:style-name="ce2" table:number-columns-repeated="9"/>
          <table:table-cell table:number-columns-repeated="3"/>
        </table:table-row>
        <table:table-row table:style-name="ro1">
          <table:table-cell office:value-type="float" office:value="286.5647664" calcext:value-type="float">
            <text:p>286.5647664</text:p>
          </table:table-cell>
          <table:table-cell office:value-type="float" office:value="276.4105162" calcext:value-type="float">
            <text:p>276.4105162</text:p>
          </table:table-cell>
          <table:table-cell office:value-type="float" office:value="249.8493494" calcext:value-type="float">
            <text:p>249.8493494</text:p>
          </table:table-cell>
          <table:table-cell office:value-type="float" office:value="227.1877666" calcext:value-type="float">
            <text:p>227.1877666</text:p>
          </table:table-cell>
          <table:table-cell office:value-type="float" office:value="148.228189" calcext:value-type="float">
            <text:p>148.228189</text:p>
          </table:table-cell>
          <table:table-cell office:value-type="float" office:value="105.9920275" calcext:value-type="float">
            <text:p>105.9920275</text:p>
          </table:table-cell>
          <table:table-cell office:value-type="float" office:value="65.70099189" calcext:value-type="float">
            <text:p>65.70099189</text:p>
          </table:table-cell>
          <table:table-cell office:value-type="float" office:value="47.70357828" calcext:value-type="float">
            <text:p>47.70357828</text:p>
          </table:table-cell>
          <table:table-cell office:value-type="float" office:value="12.09670968" calcext:value-type="float">
            <text:p>12.09670968</text:p>
          </table:table-cell>
          <table:table-cell table:number-columns-repeated="3"/>
        </table:table-row>
        <table:table-row table:style-name="ro1">
          <table:table-cell office:value-type="float" office:value="1.515545616" calcext:value-type="float">
            <text:p>1.515545616</text:p>
          </table:table-cell>
          <table:table-cell office:value-type="float" office:value="1.493873469" calcext:value-type="float">
            <text:p>1.493873469</text:p>
          </table:table-cell>
          <table:table-cell office:value-type="float" office:value="1.479597817" calcext:value-type="float">
            <text:p>1.479597817</text:p>
          </table:table-cell>
          <table:table-cell office:value-type="float" office:value="1.537532169" calcext:value-type="float">
            <text:p>1.537532169</text:p>
          </table:table-cell>
          <table:table-cell office:value-type="float" office:value="2.257509055" calcext:value-type="float">
            <text:p>2.257509055</text:p>
          </table:table-cell>
          <table:table-cell office:value-type="float" office:value="3.205083351" calcext:value-type="float">
            <text:p>3.205083351</text:p>
          </table:table-cell>
          <table:table-cell office:value-type="float" office:value="4.82025428" calcext:value-type="float">
            <text:p>4.82025428</text:p>
          </table:table-cell>
          <table:table-cell office:value-type="float" office:value="5.925538065" calcext:value-type="float">
            <text:p>5.925538065</text:p>
          </table:table-cell>
          <table:table-cell office:value-type="float" office:value="9.128170504" calcext:value-type="float">
            <text:p>9.128170504</text:p>
          </table:table-cell>
          <table:table-cell table:number-columns-repeated="3"/>
        </table:table-row>
        <table:table-row table:style-name="ro1">
          <table:table-cell table:style-name="ce2" table:number-columns-repeated="9"/>
          <table:table-cell table:number-columns-repeated="3"/>
        </table:table-row>
        <table:table-row table:style-name="ro1">
          <table:table-cell office:value-type="float" office:value="286.9407263" calcext:value-type="float">
            <text:p>286.9407263</text:p>
          </table:table-cell>
          <table:table-cell office:value-type="float" office:value="247.8895584" calcext:value-type="float">
            <text:p>247.8895584</text:p>
          </table:table-cell>
          <table:table-cell office:value-type="float" office:value="167.3894785" calcext:value-type="float">
            <text:p>167.3894785</text:p>
          </table:table-cell>
          <table:table-cell office:value-type="float" office:value="133.7643985" calcext:value-type="float">
            <text:p>133.7643985</text:p>
          </table:table-cell>
          <table:table-cell office:value-type="float" office:value="96.60969497" calcext:value-type="float">
            <text:p>96.60969497</text:p>
          </table:table-cell>
          <table:table-cell office:value-type="float" office:value="73.52882359" calcext:value-type="float">
            <text:p>73.52882359</text:p>
          </table:table-cell>
          <table:table-cell office:value-type="float" office:value="12.49000107" calcext:value-type="float">
            <text:p>12.49000107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office:value-type="float" office:value="1.684381518" calcext:value-type="float">
            <text:p>1.684381518</text:p>
          </table:table-cell>
          <table:table-cell office:value-type="float" office:value="1.55236679" calcext:value-type="float">
            <text:p>1.55236679</text:p>
          </table:table-cell>
          <table:table-cell office:value-type="float" office:value="1.945326268" calcext:value-type="float">
            <text:p>1.945326268</text:p>
          </table:table-cell>
          <table:table-cell office:value-type="float" office:value="2.437757824" calcext:value-type="float">
            <text:p>2.437757824</text:p>
          </table:table-cell>
          <table:table-cell office:value-type="float" office:value="3.378897796" calcext:value-type="float">
            <text:p>3.378897796</text:p>
          </table:table-cell>
          <table:table-cell office:value-type="float" office:value="4.316317947" calcext:value-type="float">
            <text:p>4.316317947</text:p>
          </table:table-cell>
          <table:table-cell office:value-type="float" office:value="8.954544089" calcext:value-type="float">
            <text:p>8.954544089</text:p>
          </table:table-cell>
          <table:table-cell table:style-name="ce2" table:number-columns-repeated="2"/>
          <table:table-cell table:number-columns-repeated="3"/>
        </table:table-row>
        <table:table-row table:style-name="ro1">
          <table:table-cell table:style-name="ce2" table:number-columns-repeated="9"/>
          <table:table-cell table:number-columns-repeated="3"/>
        </table:table-row>
        <table:table-row table:style-name="ro1">
          <table:table-cell office:value-type="float" office:value="287.3340177" calcext:value-type="float">
            <text:p>287.3340177</text:p>
          </table:table-cell>
          <table:table-cell office:value-type="float" office:value="266.2469337" calcext:value-type="float">
            <text:p>266.2469337</text:p>
          </table:table-cell>
          <table:table-cell office:value-type="float" office:value="230.6993921" calcext:value-type="float">
            <text:p>230.6993921</text:p>
          </table:table-cell>
          <table:table-cell office:value-type="float" office:value="200.2199765" calcext:value-type="float">
            <text:p>200.2199765</text:p>
          </table:table-cell>
          <table:table-cell office:value-type="float" office:value="173.2495201" calcext:value-type="float">
            <text:p>173.2495201</text:p>
          </table:table-cell>
          <table:table-cell office:value-type="float" office:value="130.6320659" calcext:value-type="float">
            <text:p>130.6320659</text:p>
          </table:table-cell>
          <table:table-cell office:value-type="float" office:value="98.17019518" calcext:value-type="float">
            <text:p>98.17019518</text:p>
          </table:table-cell>
          <table:table-cell office:value-type="float" office:value="42.61745414" calcext:value-type="float">
            <text:p>42.61745414</text:p>
          </table:table-cell>
          <table:table-cell office:value-type="float" office:value="12.48666809" calcext:value-type="float">
            <text:p>12.48666809</text:p>
          </table:table-cell>
          <table:table-cell table:number-columns-repeated="3"/>
        </table:table-row>
        <table:table-row table:style-name="ro1">
          <table:table-cell office:value-type="float" office:value="1.652342992" calcext:value-type="float">
            <text:p>1.652342992</text:p>
          </table:table-cell>
          <table:table-cell office:value-type="float" office:value="1.57488752" calcext:value-type="float">
            <text:p>1.57488752</text:p>
          </table:table-cell>
          <table:table-cell office:value-type="float" office:value="1.582466802" calcext:value-type="float">
            <text:p>1.582466802</text:p>
          </table:table-cell>
          <table:table-cell office:value-type="float" office:value="1.708817432" calcext:value-type="float">
            <text:p>1.708817432</text:p>
          </table:table-cell>
          <table:table-cell office:value-type="float" office:value="1.936009059" calcext:value-type="float">
            <text:p>1.936009059</text:p>
          </table:table-cell>
          <table:table-cell office:value-type="float" office:value="2.569959542" calcext:value-type="float">
            <text:p>2.569959542</text:p>
          </table:table-cell>
          <table:table-cell office:value-type="float" office:value="3.427916654" calcext:value-type="float">
            <text:p>3.427916654</text:p>
          </table:table-cell>
          <table:table-cell office:value-type="float" office:value="6.276948794" calcext:value-type="float">
            <text:p>6.276948794</text:p>
          </table:table-cell>
          <table:table-cell office:value-type="float" office:value="9.172100606" calcext:value-type="float">
            <text:p>9.172100606</text:p>
          </table:table-cell>
          <table:table-cell table:number-columns-repeated="3"/>
        </table:table-row>
        <table:table-row table:style-name="ro1">
          <table:table-cell table:style-name="ce2" table:number-columns-repeated="9"/>
          <table:table-cell table:number-columns-repeated="3"/>
        </table:table-row>
        <table:table-row table:style-name="ro1">
          <table:table-cell office:value-type="float" office:value="287.3006879" calcext:value-type="float">
            <text:p>287.3006879</text:p>
          </table:table-cell>
          <table:table-cell office:value-type="float" office:value="265.834311" calcext:value-type="float">
            <text:p>265.834311</text:p>
          </table:table-cell>
          <table:table-cell office:value-type="float" office:value="231.8646011" calcext:value-type="float">
            <text:p>231.8646011</text:p>
          </table:table-cell>
          <table:table-cell office:value-type="float" office:value="174.040769" calcext:value-type="float">
            <text:p>174.040769</text:p>
          </table:table-cell>
          <table:table-cell office:value-type="float" office:value="137.684647" calcext:value-type="float">
            <text:p>137.684647</text:p>
          </table:table-cell>
          <table:table-cell office:value-type="float" office:value="109.1370254" calcext:value-type="float">
            <text:p>109.1370254</text:p>
          </table:table-cell>
          <table:table-cell office:value-type="float" office:value="88.79652837" calcext:value-type="float">
            <text:p>88.79652837</text:p>
          </table:table-cell>
          <table:table-cell office:value-type="float" office:value="63.36657423" calcext:value-type="float">
            <text:p>63.36657423</text:p>
          </table:table-cell>
          <table:table-cell office:value-type="float" office:value="33.62707978" calcext:value-type="float">
            <text:p>33.62707978</text:p>
          </table:table-cell>
          <table:table-cell table:style-name="ce1" office:value-type="float" office:value="12.10270904" calcext:value-type="float">
            <text:p>12.10270904</text:p>
          </table:table-cell>
          <table:table-cell table:number-columns-repeated="2"/>
        </table:table-row>
        <table:table-row table:style-name="ro1">
          <table:table-cell office:value-type="float" office:value="2.100649085" calcext:value-type="float">
            <text:p>2.100649085</text:p>
          </table:table-cell>
          <table:table-cell office:value-type="float" office:value="1.845256415" calcext:value-type="float">
            <text:p>1.845256415</text:p>
          </table:table-cell>
          <table:table-cell office:value-type="float" office:value="1.660295034" calcext:value-type="float">
            <text:p>1.660295034</text:p>
          </table:table-cell>
          <table:table-cell office:value-type="float" office:value="1.801488081" calcext:value-type="float">
            <text:p>1.801488081</text:p>
          </table:table-cell>
          <table:table-cell office:value-type="float" office:value="2.203962346" calcext:value-type="float">
            <text:p>2.203962346</text:p>
          </table:table-cell>
          <table:table-cell office:value-type="float" office:value="2.775155638" calcext:value-type="float">
            <text:p>2.775155638</text:p>
          </table:table-cell>
          <table:table-cell office:value-type="float" office:value="3.395159031" calcext:value-type="float">
            <text:p>3.395159031</text:p>
          </table:table-cell>
          <table:table-cell office:value-type="float" office:value="4.506911428" calcext:value-type="float">
            <text:p>4.506911428</text:p>
          </table:table-cell>
          <table:table-cell office:value-type="float" office:value="6.554116865" calcext:value-type="float">
            <text:p>6.554116865</text:p>
          </table:table-cell>
          <table:table-cell table:style-name="ce1" office:value-type="float" office:value="8.742147877" calcext:value-type="float">
            <text:p>8.742147877</text:p>
          </table:table-cell>
          <table:table-cell table:number-columns-repeated="2"/>
        </table:table-row>
        <table:table-row table:style-name="ro1">
          <table:table-cell table:style-name="ce2" table:number-columns-repeated="9"/>
          <table:table-cell table:number-columns-repeated="3"/>
        </table:table-row>
        <table:table-row table:style-name="ro1">
          <table:table-cell office:value-type="float" office:value="287.2666916" calcext:value-type="float">
            <text:p>287.2666916</text:p>
          </table:table-cell>
          <table:table-cell office:value-type="float" office:value="265.018398" calcext:value-type="float">
            <text:p>265.018398</text:p>
          </table:table-cell>
          <table:table-cell office:value-type="float" office:value="241.2029384" calcext:value-type="float">
            <text:p>241.2029384</text:p>
          </table:table-cell>
          <table:table-cell office:value-type="float" office:value="204.0988961" calcext:value-type="float">
            <text:p>204.0988961</text:p>
          </table:table-cell>
          <table:table-cell office:value-type="float" office:value="155.6460644" calcext:value-type="float">
            <text:p>155.6460644</text:p>
          </table:table-cell>
          <table:table-cell office:value-type="float" office:value="121.6370254" calcext:value-type="float">
            <text:p>121.6370254</text:p>
          </table:table-cell>
          <table:table-cell office:value-type="float" office:value="89.5731122" calcext:value-type="float">
            <text:p>89.5731122</text:p>
          </table:table-cell>
          <table:table-cell office:value-type="float" office:value="69.23661476" calcext:value-type="float">
            <text:p>69.23661476</text:p>
          </table:table-cell>
          <table:table-cell office:value-type="float" office:value="30.90137052" calcext:value-type="float">
            <text:p>30.90137052</text:p>
          </table:table-cell>
          <table:table-cell table:style-name="ce1" office:value-type="float" office:value="12.51399851" calcext:value-type="float">
            <text:p>12.51399851</text:p>
          </table:table-cell>
          <table:table-cell table:number-columns-repeated="2"/>
        </table:table-row>
        <table:table-row table:style-name="ro1">
          <table:table-cell office:value-type="float" office:value="2.683439953" calcext:value-type="float">
            <text:p>2.683439953</text:p>
          </table:table-cell>
          <table:table-cell office:value-type="float" office:value="2.368536939" calcext:value-type="float">
            <text:p>2.368536939</text:p>
          </table:table-cell>
          <table:table-cell office:value-type="float" office:value="2.162040903" calcext:value-type="float">
            <text:p>2.162040903</text:p>
          </table:table-cell>
          <table:table-cell office:value-type="float" office:value="2.080575006" calcext:value-type="float">
            <text:p>2.080575006</text:p>
          </table:table-cell>
          <table:table-cell office:value-type="float" office:value="2.323485132" calcext:value-type="float">
            <text:p>2.323485132</text:p>
          </table:table-cell>
          <table:table-cell office:value-type="float" office:value="2.775155638" calcext:value-type="float">
            <text:p>2.775155638</text:p>
          </table:table-cell>
          <table:table-cell office:value-type="float" office:value="3.511200136" calcext:value-type="float">
            <text:p>3.511200136</text:p>
          </table:table-cell>
          <table:table-cell office:value-type="float" office:value="4.17366863" calcext:value-type="float">
            <text:p>4.17366863</text:p>
          </table:table-cell>
          <table:table-cell office:value-type="float" office:value="6.157555306" calcext:value-type="float">
            <text:p>6.157555306</text:p>
          </table:table-cell>
          <table:table-cell table:style-name="ce1" office:value-type="float" office:value="7.533227768" calcext:value-type="float">
            <text:p>7.533227768</text:p>
          </table:table-cell>
          <table:table-cell table:number-columns-repeated="2"/>
        </table:table-row>
        <table:table-row table:style-name="ro1">
          <table:table-cell table:style-name="ce2" table:number-columns-repeated="9"/>
          <table:table-cell table:number-columns-repeated="3"/>
        </table:table-row>
        <table:table-row table:style-name="ro1">
          <table:table-cell office:value-type="float" office:value="286.4787756" calcext:value-type="float">
            <text:p>286.4787756</text:p>
          </table:table-cell>
          <table:table-cell office:value-type="float" office:value="244.7118974" calcext:value-type="float">
            <text:p>244.7118974</text:p>
          </table:table-cell>
          <table:table-cell office:value-type="float" office:value="191.9828552" calcext:value-type="float">
            <text:p>191.9828552</text:p>
          </table:table-cell>
          <table:table-cell office:value-type="float" office:value="143.9133159" calcext:value-type="float">
            <text:p>143.9133159</text:p>
          </table:table-cell>
          <table:table-cell office:value-type="float" office:value="102.859695" calcext:value-type="float">
            <text:p>102.859695</text:p>
          </table:table-cell>
          <table:table-cell office:value-type="float" office:value="57.09790956" calcext:value-type="float">
            <text:p>57.09790956</text:p>
          </table:table-cell>
          <table:table-cell office:value-type="float" office:value="41.05762052" calcext:value-type="float">
            <text:p>41.05762052</text:p>
          </table:table-cell>
          <table:table-cell office:value-type="float" office:value="26.97312287" calcext:value-type="float">
            <text:p>26.97312287</text:p>
          </table:table-cell>
          <table:table-cell office:value-type="float" office:value="12.49600043" calcext:value-type="float">
            <text:p>12.49600043</text:p>
          </table:table-cell>
          <table:table-cell table:number-columns-repeated="3"/>
        </table:table-row>
        <table:table-row table:style-name="ro1">
          <table:table-cell office:value-type="float" office:value="2.815415796" calcext:value-type="float">
            <text:p>2.815415796</text:p>
          </table:table-cell>
          <table:table-cell office:value-type="float" office:value="2.268373511" calcext:value-type="float">
            <text:p>2.268373511</text:p>
          </table:table-cell>
          <table:table-cell office:value-type="float" office:value="2.182900992" calcext:value-type="float">
            <text:p>2.182900992</text:p>
          </table:table-cell>
          <table:table-cell office:value-type="float" office:value="2.569959542" calcext:value-type="float">
            <text:p>2.569959542</text:p>
          </table:table-cell>
          <table:table-cell office:value-type="float" office:value="3.378897796" calcext:value-type="float">
            <text:p>3.378897796</text:p>
          </table:table-cell>
          <table:table-cell office:value-type="float" office:value="5.155382282" calcext:value-type="float">
            <text:p>5.155382282</text:p>
          </table:table-cell>
          <table:table-cell office:value-type="float" office:value="6.157555306" calcext:value-type="float">
            <text:p>6.157555306</text:p>
          </table:table-cell>
          <table:table-cell office:value-type="float" office:value="7.214653924" calcext:value-type="float">
            <text:p>7.214653924</text:p>
          </table:table-cell>
          <table:table-cell office:value-type="float" office:value="8.575863977" calcext:value-type="float">
            <text:p>8.575863977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7T15:41:58.904203417</meta:creation-date>
    <dc:date>2020-08-17T15:57:53.325207379</dc:date>
    <meta:editing-duration>PT5M44S</meta:editing-duration>
    <meta:editing-cycles>1</meta:editing-cycles>
    <meta:document-statistic meta:table-count="1" meta:cell-count="170" meta:object-count="0"/>
    <meta:generator>LibreOffice/5.4.7.2$Linux_X86_64 LibreOffice_project/40$Build-2</meta:generator>
  </office:meta>
</office:document-meta>
</file>